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520000003248EC1182.png" manifest:media-type="image/png"/>
  <manifest:file-entry manifest:full-path="Pictures/100000010000004E00000036A3866DBF.png" manifest:media-type="image/png"/>
  <manifest:file-entry manifest:full-path="Pictures/100000010000005400000036D1A44C7B.png" manifest:media-type="image/png"/>
  <manifest:file-entry manifest:full-path="Pictures/1000000100000170000000BA9B423E05.png" manifest:media-type="image/png"/>
  <manifest:file-entry manifest:full-path="Pictures/1000000100000174000000BCE640C272.png" manifest:media-type="image/png"/>
  <manifest:file-entry manifest:full-path="Pictures/100000010000016C000000BA4D27F70C.png" manifest:media-type="image/png"/>
  <manifest:file-entry manifest:full-path="Pictures/1000000100000172000000C0CEDC59E6.png" manifest:media-type="image/png"/>
  <manifest:file-entry manifest:full-path="Pictures/100000010000009200000058CF697362.png" manifest:media-type="image/png"/>
  <manifest:file-entry manifest:full-path="Pictures/1000000100000174000000C2E302FDF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6cm" svg:height="4.414cm" svg:x="1.106cm" svg:y="9.121cm">
          <draw:image xlink:href="Pictures/1000000100000174000000C2E302FDF0.png" xlink:type="simple" xlink:show="embed" xlink:actuate="onLoad" draw:mime-type="image/png">
            <text:p/>
          </draw:image>
        </draw:frame>
        <draw:frame draw:style-name="gr1" draw:text-style-name="P1" draw:layer="layout" svg:width="8.699cm" svg:height="4.445cm" svg:x="9.99cm" svg:y="4.05cm">
          <draw:image xlink:href="Pictures/100000010000016C000000BA4D27F70C.png" xlink:type="simple" xlink:show="embed" xlink:actuate="onLoad" draw:mime-type="image/png">
            <text:p/>
          </draw:image>
        </draw:frame>
        <draw:frame draw:style-name="gr1" draw:text-style-name="P1" draw:layer="layout" svg:width="8.447cm" svg:height="4.268cm" svg:x="9.996cm" svg:y="9.227cm">
          <draw:image xlink:href="Pictures/1000000100000174000000BCE640C272.png" xlink:type="simple" xlink:show="embed" xlink:actuate="onLoad" draw:mime-type="image/png">
            <text:p/>
          </draw:image>
        </draw:frame>
        <draw:line draw:style-name="gr2" draw:text-style-name="P2" draw:layer="layout" svg:x1="1cm" svg:y1="9.05cm" svg:x2="27.67cm" svg:y2="9.05cm">
          <text:p/>
        </draw:line>
        <draw:line draw:style-name="gr2" draw:text-style-name="P2" draw:layer="layout" svg:x1="9.89cm" svg:y1="3.335cm" svg:x2="9.89cm" svg:y2="14.447cm">
          <text:p/>
        </draw:line>
        <draw:line draw:style-name="gr2" draw:text-style-name="P2" draw:layer="layout" svg:x1="18.79cm" svg:y1="3.335cm" svg:x2="18.79cm" svg:y2="14.447cm">
          <text:p/>
        </draw:line>
        <draw:frame draw:style-name="gr1" draw:text-style-name="P1" draw:layer="layout" svg:width="8.795cm" svg:height="4.445cm" svg:x="19.097cm" svg:y="3.97cm">
          <draw:image xlink:href="Pictures/1000000100000170000000BA9B423E05.png" xlink:type="simple" xlink:show="embed" xlink:actuate="onLoad" draw:mime-type="image/png">
            <text:p/>
          </draw:image>
        </draw:frame>
        <draw:frame draw:style-name="gr1" draw:text-style-name="P1" draw:layer="layout" svg:width="7.938cm" svg:height="4.118cm" svg:x="19.497cm" svg:y="9.475cm">
          <draw:image xlink:href="Pictures/1000000100000172000000C0CEDC59E6.png" xlink:type="simple" xlink:show="embed" xlink:actuate="onLoad" draw:mime-type="image/png">
            <text:p/>
          </draw:image>
        </draw:frame>
        <draw:frame draw:style-name="gr1" draw:text-style-name="P1" draw:layer="layout" svg:width="2.574cm" svg:height="1.551cm" svg:x="3.857cm" svg:y="13.849cm">
          <draw:image xlink:href="Pictures/100000010000009200000058CF697362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0.951cm" svg:x="13.807cm" svg:y="2.27cm">
          <draw:image xlink:href="Pictures/100000010000005400000036D1A44C7B.png" xlink:type="simple" xlink:show="embed" xlink:actuate="onLoad" draw:mime-type="image/png">
            <text:p/>
          </draw:image>
        </draw:frame>
        <draw:frame draw:style-name="gr1" draw:text-style-name="P1" draw:layer="layout" svg:width="1.374cm" svg:height="0.951cm" svg:x="22.907cm" svg:y="2.587cm">
          <draw:image xlink:href="Pictures/100000010000004E00000036A3866DBF.png" xlink:type="simple" xlink:show="embed" xlink:actuate="onLoad" draw:mime-type="image/png">
            <text:p/>
          </draw:image>
        </draw:frame>
        <draw:frame draw:style-name="gr1" draw:text-style-name="P1" draw:layer="layout" svg:width="1.445cm" svg:height="0.88cm" svg:x="23.05cm" svg:y="14.335cm">
          <draw:image xlink:href="Pictures/10000001000000520000003248EC11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7:01:56.525200493</meta:creation-date>
    <dc:date>2024-11-23T07:13:46.890664570</dc:date>
    <meta:editing-duration>PT1M26S</meta:editing-duration>
    <meta:editing-cycles>1</meta:editing-cycles>
    <meta:document-statistic meta:object-count="12"/>
    <meta:generator>LibreOffice/24.8.3.2$MacOSX_AARCH64 LibreOffice_project/48a6bac9e7e268aeb4c3483fcf825c94556d9f92</meta:generator>
  </office:meta>
</office:document-meta>
</file>